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Content_20_Right">
      <style:text-properties officeooo:paragraph-rsid="015cf0c4"/>
    </style:style>
    <style:style style:name="P28" style:family="paragraph" style:parent-style-name="Table_20_Main_20_Content_20_Left">
      <style:paragraph-properties fo:text-align="start" style:justify-single-word="false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0" style:family="paragraph" style:parent-style-name="Table_20_Main_20_Content_20_Left">
      <style:text-properties officeooo:paragraph-rsid="017928e1"/>
    </style:style>
    <style:style style:name="P31" style:family="paragraph" style:parent-style-name="Table_20_Main_20_Content_20_Left">
      <style:text-properties fo:font-style="italic" style:font-style-asian="italic" style:font-style-complex="italic"/>
    </style:style>
    <style:style style:name="P32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Main_20_Header">
      <style:text-properties fo:font-size="8pt" officeooo:paragraph-rsid="015cf0c4" style:font-size-asian="8pt" style:font-size-complex="8pt"/>
    </style:style>
    <style:style style:name="P34" style:family="paragraph" style:parent-style-name="Heading_20_1">
      <style:text-properties officeooo:paragraph-rsid="013253cf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706477"/>
    </style:style>
    <style:style style:name="T18" style:family="text">
      <style:text-properties officeooo:rsid="017928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7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4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4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4417571845536">
          <table:table-cell table:style-name="TableBox94417571846224"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417571846704" office:value-type="string">
            <text:p text:style-name="P6"/>
          </table:table-cell>
          <table:table-cell table:style-name="TableBox94417571847248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1757184808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417571850624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417571872176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417571872864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417571873808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417571874848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417571875840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41757187691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E1" office:value-type="string">
              <text:p text:style-name="P33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8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7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7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8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if=%22l.display_type%20==%20'line_note'%22" text:style-name="Internet_20_link" text:visited-style-name="Visited_20_Internet_20_Link"><text:span text:style-name="T18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1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417571971968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0"/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41757156827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6:24.059564561</dc:date>
    <meta:editing-duration>PT19H20M15S</meta:editing-duration>
    <meta:editing-cycles>374</meta:editing-cycles>
    <meta:generator>LibreOffice/6.4.7.2$Linux_X86_64 LibreOffice_project/40$Build-2</meta:generator>
    <meta:document-statistic meta:table-count="6" meta:image-count="0" meta:object-count="0" meta:page-count="2" meta:paragraph-count="57" meta:word-count="138" meta:character-count="955" meta:non-whitespace-character-count="907"/>
  </office:meta>
</office:document-meta>
</file>